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table:number-columns-repeated="16"/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table:number-columns-repeated="16"/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table:number-columns-repeated="16"/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table:number-columns-repeated="16"/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table:number-columns-repeated="16"/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table:number-columns-repeated="16"/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table:number-columns-repeated="16"/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table:number-columns-repeated="16"/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table:number-columns-repeated="16"/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table:number-columns-repeated="16"/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table:number-columns-repeated="16"/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table:number-columns-repeated="16"/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table:number-columns-repeated="16"/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table:number-columns-repeated="16"/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table:number-columns-repeated="16"/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table:number-columns-repeated="8"/>
          <table:table-cell table:style-name="ce48"/>
          <table:table-cell table:number-columns-repeated="7"/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table:number-columns-repeated="16"/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table:number-columns-repeated="16"/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table:number-columns-repeated="16"/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table:number-columns-repeated="16"/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table:number-columns-repeated="16"/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table:number-columns-repeated="16"/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table:number-columns-repeated="16"/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table:number-columns-repeated="16"/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table:number-columns-repeated="16"/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ornment</text:p>
          </table:table-cell>
          <table:table-cell table:style-name="ce47" office:value-type="string" calcext:value-type="string">
            <text:p>edit</text:p>
          </table:table-cell>
          <table:table-cell table:style-name="ce47" table:number-columns-repeated="16"/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table:number-columns-repeated="16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1:34:36.21644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6T01:49:14.971373800</dc:date>
    <meta:editing-duration>P3DT21H24M41S</meta:editing-duration>
    <meta:editing-cycles>575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422" meta:object-count="0"/>
  </office:meta>
</office:document-meta>
</file>